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1176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><text:s text:c="45"/><text:span text:style-name="T1">Generate Personal Access Token</text:span></text:h>
      <text:h text:style-name="Heading_20_3" text:outline-level="3"/>
      <text:h text:style-name="Heading_20_3" text:outline-level="3">1. <text:span text:style-name="Strong_20_Emphasis">Generate a Personal Access Token</text:span></text:h>
      <text:list xml:id="list3873555599" text:style-name="L1">
        <text:list-item>
          <text:p text:style-name="P3"><text:span text:style-name="Strong_20_Emphasis">Go to GitHub</text:span>: Visit <text:a xlink:type="simple" xlink:href="https://github.com/settings/tokens" office:target-frame-name="_new" xlink:show="replace" text:style-name="Internet_20_link" text:visited-style-name="Visited_20_Internet_20_Link">GitHub's Personal Access Tokens page</text:a>.</text:p>
        </text:list-item>
        <text:list-item>
          <text:p text:style-name="P3"><text:span text:style-name="Strong_20_Emphasis">Generate New Token</text:span>:</text:p>
          <text:list>
            <text:list-item>
              <text:p text:style-name="P3">Click on <text:span text:style-name="Strong_20_Emphasis">"Generate new token"</text:span>.</text:p>
            </text:list-item>
            <text:list-item>
              <text:p text:style-name="P3">Provide a note (e.g., "Git push access").</text:p>
            </text:list-item>
            <text:list-item>
              <text:p text:style-name="P3">Select the scopes/permissions you need. For basic Git operations, you can select <text:span text:style-name="Strong_20_Emphasis">"repo"</text:span>.</text:p>
            </text:list-item>
            <text:list-item>
              <text:p text:style-name="P3">Click <text:span text:style-name="Strong_20_Emphasis">"Generate token"</text:span>.</text:p>
            </text:list-item>
          </text:list>
        </text:list-item>
        <text:list-item>
          <text:p text:style-name="P2"><text:span text:style-name="Strong_20_Emphasis">Copy the Token</text:span>: Make sure to copy your new token. You won’t be able to see it again.</text:p>
        </text:list-item>
      </text:list>
      <text:h text:style-name="Heading_20_3" text:outline-level="3">2. <text:span text:style-name="Strong_20_Emphasis">Use the Personal Access Token</text:span></text:h>
      <text:p text:style-name="Text_20_body">When prompted for a password in Git operations, use the generated token instead of your GitHub password.</text:p>
      <text:p text:style-name="Text_20_body">Here’s how to use it with <text:span text:style-name="Source_20_Text">git push</text:span>:</text:p>
      <text:p text:style-name="Preformatted_20_Text">bash</text:p>
      <text:p text:style-name="Preformatted_20_Text">Copy code</text:p>
      <text:p text:style-name="P1"><text:span text:style-name="Source_20_Text">git push -u origin main</text:span></text:p>
      <text:p text:style-name="Text_20_body">When prompted for your username, enter your GitHub username. For the password, paste the Personal Access Token.</text:p>
      <text:h text:style-name="Heading_20_3" text:outline-level="3">3. <text:span text:style-name="Strong_20_Emphasis">Update Remote URL to Use HTTPS with PAT</text:span></text:h>
      <text:p text:style-name="Text_20_body">If you want to avoid entering the token every time, you can configure Git to remember your credentials.</text:p>
      <text:p text:style-name="Text_20_body"><text:span text:style-name="Strong_20_Emphasis">Store credentials in Git</text:span>:</text:p>
      <text:p text:style-name="Preformatted_20_Text">bash</text:p>
      <text:p text:style-name="Preformatted_20_Text">Copy code</text:p>
      <text:p text:style-name="P1"><text:span text:style-name="Source_20_Text">git config --global credential.helper cache</text:span></text:p>
      <text:p text:style-name="Text_20_body">Or for a more secure solution, use Git credential store:</text:p>
      <text:p text:style-name="Preformatted_20_Text">bash</text:p>
      <text:p text:style-name="Preformatted_20_Text">Copy code</text:p>
      <text:p text:style-name="P1"><text:span text:style-name="Source_20_Text">git config --global credential.helper store</text:span></text:p>
      <text:p text:style-name="Text_20_body">After this, the first time you enter the token, Git will save it in your local configurati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5:06:50.379278536</meta:creation-date>
    <dc:date>2024-08-15T15:10:14.875031428</dc:date>
    <meta:editing-duration>PT3M25S</meta:editing-duration>
    <meta:editing-cycles>1</meta:editing-cycles>
    <meta:document-statistic meta:table-count="0" meta:image-count="0" meta:object-count="0" meta:page-count="1" meta:paragraph-count="27" meta:word-count="207" meta:character-count="1211" meta:non-whitespace-character-count="995"/>
    <meta:generator>LibreOffice/7.3.7.2$Linux_X86_64 LibreOffice_project/30$Build-2</meta:generator>
  </office:meta>
</office:document-meta>
</file>